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ela1" style:family="table">
      <style:table-properties style:width="16.457cm" table:align="left"/>
    </style:style>
    <style:style style:name="Tabela1.A" style:family="table-column">
      <style:table-column-properties style:column-width="2.245cm"/>
    </style:style>
    <style:style style:name="Tabela1.B" style:family="table-column">
      <style:table-column-properties style:column-width="14.212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10137d" officeooo:paragraph-rsid="001013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dronizar commits é uma prática essencial para manter a clareza e organização em projetos — inclusive em <text:span text:style-name="Strong_20_Emphasis">projetos de ciência de dados</text:span>, onde trabalhamos com <text:span text:style-name="Strong_20_Emphasis">códigos, notebooks, modelos, dados e relatórios</text:span>. </text:p>
      <text:p text:style-name="P1"/>
      <text:p text:style-name="P1">✅ Estrutura geral recomendada para commits: </text:p>
      <text:p text:style-name="P1"/>
      <text:p text:style-name="P1">&lt;tipo&gt;: &lt;breve descrição&gt;</text:p>
      <text:p text:style-name="P1"/>
      <text:p text:style-name="P1">📦 Tipos de commits comuns para cientistas de dados </text:p>
      <text:p text:style-name="P1"/>
      <text:p text:style-name="P1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Tipo</text:p>
            </table:table-cell>
            <table:table-cell table:style-name="Tabela1.A1" office:value-type="string">
              <text:p text:style-name="Table_20_Heading">Quando usar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ource_20_Text">data</text:span></text:p>
          </table:table-cell>
          <table:table-cell table:style-name="Tabela1.A1" office:value-type="string">
            <text:p text:style-name="Table_20_Contents">Quando adicionar, modificar ou limpar dados</text:p>
          </table:table-cell>
        </table:table-row>
        <table:table-row>
          <table:table-cell table:style-name="Tabela1.A1" office:value-type="string">
            <text:p text:style-name="Table_20_Contents"><text:span text:style-name="Source_20_Text">explore</text:span></text:p>
          </table:table-cell>
          <table:table-cell table:style-name="Tabela1.A1" office:value-type="string">
            <text:p text:style-name="Table_20_Contents">Para notebooks de exploração, gráficos, análises iniciais</text:p>
          </table:table-cell>
        </table:table-row>
        <table:table-row>
          <table:table-cell table:style-name="Tabela1.A1" office:value-type="string">
            <text:p text:style-name="Table_20_Contents"><text:span text:style-name="Source_20_Text">feat</text:span></text:p>
          </table:table-cell>
          <table:table-cell table:style-name="Tabela1.A1" office:value-type="string">
            <text:p text:style-name="Table_20_Contents">Adição de nova funcionalidade (ex: novo modelo, função de engenharia de dados)</text:p>
          </table:table-cell>
        </table:table-row>
        <table:table-row>
          <table:table-cell table:style-name="Tabela1.A1" office:value-type="string">
            <text:p text:style-name="Table_20_Contents"><text:span text:style-name="Source_20_Text">fix</text:span></text:p>
          </table:table-cell>
          <table:table-cell table:style-name="Tabela1.A1" office:value-type="string">
            <text:p text:style-name="Table_20_Contents">Correção de bugs, ajustes em código ou modelo</text:p>
          </table:table-cell>
        </table:table-row>
        <table:table-row>
          <table:table-cell table:style-name="Tabela1.A1" office:value-type="string">
            <text:p text:style-name="Table_20_Contents"><text:span text:style-name="Source_20_Text">refactor</text:span></text:p>
          </table:table-cell>
          <table:table-cell table:style-name="Tabela1.A1" office:value-type="string">
            <text:p text:style-name="Table_20_Contents">Reestruturação do código sem mudar funcionalidade</text:p>
          </table:table-cell>
        </table:table-row>
        <table:table-row>
          <table:table-cell table:style-name="Tabela1.A1" office:value-type="string">
            <text:p text:style-name="Table_20_Contents"><text:span text:style-name="Source_20_Text">train</text:span></text:p>
          </table:table-cell>
          <table:table-cell table:style-name="Tabela1.A1" office:value-type="string">
            <text:p text:style-name="Table_20_Contents">Treinamento ou ajuste de modelo</text:p>
          </table:table-cell>
        </table:table-row>
        <table:table-row>
          <table:table-cell table:style-name="Tabela1.A1" office:value-type="string">
            <text:p text:style-name="Table_20_Contents"><text:span text:style-name="Source_20_Text">test</text:span></text:p>
          </table:table-cell>
          <table:table-cell table:style-name="Tabela1.A1" office:value-type="string">
            <text:p text:style-name="Table_20_Contents">Adição/modificação de testes</text:p>
          </table:table-cell>
        </table:table-row>
        <table:table-row>
          <table:table-cell table:style-name="Tabela1.A1" office:value-type="string">
            <text:p text:style-name="Table_20_Contents"><text:span text:style-name="Source_20_Text">eval</text:span></text:p>
          </table:table-cell>
          <table:table-cell table:style-name="Tabela1.A1" office:value-type="string">
            <text:p text:style-name="Table_20_Contents">Avaliação de modelo (ex: métricas, comparação de modelos)</text:p>
          </table:table-cell>
        </table:table-row>
        <table:table-row>
          <table:table-cell table:style-name="Tabela1.A1" office:value-type="string">
            <text:p text:style-name="Table_20_Contents"><text:span text:style-name="Source_20_Text">docs</text:span></text:p>
          </table:table-cell>
          <table:table-cell table:style-name="Tabela1.A1" office:value-type="string">
            <text:p text:style-name="Table_20_Contents">Atualização de documentação ou README</text:p>
          </table:table-cell>
        </table:table-row>
        <table:table-row>
          <table:table-cell table:style-name="Tabela1.A1" office:value-type="string">
            <text:p text:style-name="Table_20_Contents"><text:span text:style-name="Source_20_Text">infra</text:span></text:p>
          </table:table-cell>
          <table:table-cell table:style-name="Tabela1.A1" office:value-type="string">
            <text:p text:style-name="Table_20_Contents">Configurações de ambiente, dependências, arquivos <text:span text:style-name="Source_20_Text">.gitignore</text:span>, etc.</text:p>
          </table:table-cell>
        </table:table-row>
        <table:table-row>
          <table:table-cell table:style-name="Tabela1.A1" office:value-type="string">
            <text:p text:style-name="Table_20_Contents"><text:span text:style-name="Source_20_Text">deploy</text:span></text:p>
          </table:table-cell>
          <table:table-cell table:style-name="Tabela1.A1" office:value-type="string">
            <text:p text:style-name="Table_20_Contents">Scripts para deploy, exportação de modelos, integração com API</text:p>
          </table:table-cell>
        </table:table-row>
        <table:table-row>
          <table:table-cell table:style-name="Tabela1.A1" office:value-type="string">
            <text:p text:style-name="Table_20_Contents"><text:span text:style-name="Source_20_Text">chore</text:span></text:p>
          </table:table-cell>
          <table:table-cell table:style-name="Tabela1.A1" office:value-type="string">
            <text:p text:style-name="Table_20_Contents">Mudanças menores que não afetam a lógica (ex: formatação, renomear arquivos)</text:p>
          </table:table-cell>
        </table:table-row>
      </table:table>
      <text:p text:style-name="P1"/>
      <text:p text:style-name="P1"/>
      <text:p text:style-name="P1">explore: análise exploratória inicial dos dados de fraude</text:p>
      <text:p text:style-name="P1"/>
      <text:p text:style-name="P1">data: limpeza de colunas nulas e padronização de datas</text:p>
      <text:p text:style-name="P1"/>
      <text:p text:style-name="P1">feat: criação de função para extrair features temporais do timestamp</text:p>
      <text:p text:style-name="P1"/>
      <text:p text:style-name="P1">train: treinamento de modelo Random Forest com validação cruzada</text:p>
      <text:p text:style-name="P1"/>
      <text:p text:style-name="P1">eval: comparação entre modelos Random Forest e XGBoost</text:p>
      <text:p text:style-name="P1"/>
      <text:p text:style-name="P1">fix: correção do bug na conversão de timezone</text:p>
      <text:p text:style-name="P1"/>
      <text:p text:style-name="P1">docs: atualização do README com instruções de execução</text:p>
      <text:p text:style-name="P1"/>
      <text:p text:style-name="P1">deploy: exportação do pipeline completo em formato joblib</text:p>
      <text:p text:style-name="P1"/>
      <text:p text:style-name="P1">infra: criação do requirements.txt</text:p>
      <text:p text:style-name="P1"/>
      <text:p text:style-name="P1">Se estiver em equipe, vale a pena definir isso no início do projeto, colocar num <text:span text:style-name="Source_20_Text">CONTRIBUTING.md</text:span> e seguir o mesmo padrão nos PRs e branches também, tipo: </text:p>
      <text:p text:style-name="P1"/>
      <text:p text:style-name="P1">feat/modelo-fraude-xgboost</text:p>
      <text:p text:style-name="P1">explore/eda-base-cartoes</text:p>
      <text:p text:style-name="P1"/>
      <text:p text:style-name="P2"><text:soft-page-break/>explore: gráfico de correlação entre features</text:p>
      <text:p text:style-name="P2">explore: histograma da variável Amoun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5T21:07:58.886000000</meta:creation-date>
    <dc:date>2025-04-15T21:10:05.315000000</dc:date>
    <meta:editing-duration>PT2M13S</meta:editing-duration>
    <meta:editing-cycles>1</meta:editing-cycles>
    <meta:document-statistic meta:table-count="1" meta:image-count="0" meta:object-count="0" meta:page-count="2" meta:paragraph-count="44" meta:word-count="262" meta:character-count="1803" meta:non-whitespace-character-count="1580"/>
    <meta:generator>LibreOffice/24.8.5.2$Windows_X86_64 LibreOffice_project/fddf2685c70b461e7832239a0162a77216259f22</meta:generator>
  </office:meta>
</office:document-meta>
</file>